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63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1.41pt" svg:y="257.13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3" table:default-cell-style-name="ce6"/>
        <table:table-column table:style-name="co1" table:number-columns-repeated="4" table:default-cell-style-name="ce6"/>
        <table:table-column table:style-name="co4" table:default-cell-style-name="ce6"/>
        <table:table-column table:style-name="co6" table:number-columns-repeated="2" table:default-cell-style-name="ce6"/>
        <table:table-column table:style-name="co1" table:number-columns-repeated="1015" table:default-cell-style-name="ce6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5"/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5"/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5"/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Test Label Set</text:p>
          </table:table-cell>
          <table:table-cell table:style-name="ce9" office:value-type="string" calcext:value-type="string">
            <text:p>#Candidate Labels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11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11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>
            <text:p>Test Label Set</text:p>
          </table:table-cell>
          <table:table-cell table:style-name="ce9" office:value-type="string" calcext:value-type="string">
            <text:p>#Candidate Labels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batch size</text:p>
          </table:table-cell>
          <table:table-cell table:style-name="ce9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11308 *10 /60 / 60" office:value-type="float" office:value="31.4111111111111" calcext:value-type="float">
            <text:p>31.4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02:20:55.26668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09T03:13:04.839644653</dc:date>
    <meta:editing-duration>P7DT12H46M42S</meta:editing-duration>
    <meta:editing-cycles>109</meta:editing-cycles>
    <meta:generator>LibreOffice/5.1.6.2$Linux_X86_64 LibreOffice_project/10m0$Build-2</meta:generator>
    <meta:document-statistic meta:table-count="5" meta:cell-count="4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H2:Sheet1.I91 Sheet1.K2:Sheet1.K91" svg:x="0.32cm" svg:y="0.18cm" svg:width="12.508cm" svg:height="8.64cm">
          <chartooo:coordinate-region svg:x="0.756cm" svg:y="0.379cm" svg:width="12.06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